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9cm"/>
    </style:style>
    <style:style style:name="co2" style:family="table-column">
      <style:table-column-properties fo:break-before="auto" style:column-width="3.441cm"/>
    </style:style>
    <style:style style:name="co3" style:family="table-column">
      <style:table-column-properties fo:break-before="auto" style:column-width="5.117cm"/>
    </style:style>
    <style:style style:name="co4" style:family="table-column">
      <style:table-column-properties fo:break-before="auto" style:column-width="3.649cm"/>
    </style:style>
    <style:style style:name="co5" style:family="table-column">
      <style:table-column-properties fo:break-before="auto" style:column-width="6.793cm"/>
    </style:style>
    <style:style style:name="ro1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e^(x²)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2" office:value-type="string" calcext:value-type="string">
            <text:p>Multiplicador</text:p>
          </table:table-cell>
          <table:table-cell table:style-name="ce3" office:value-type="string" calcext:value-type="string">
            <text:p>Are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teracione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B3]" office:value-type="float" office:value="0" calcext:value-type="float">
            <text:p>0</text:p>
          </table:table-cell>
          <table:table-cell table:style-name="ce4" table:formula="of:=EXP([.E2]^(2)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2]*[.F2]*([.B$5]/3)" office:value-type="float" office:value="0.0333333333333333" calcext:value-type="float">
            <text:p>0,033333333333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mite Inferio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B$5]+[.E2]" office:value-type="float" office:value="0.1" calcext:value-type="float">
            <text:p>0,1</text:p>
          </table:table-cell>
          <table:table-cell table:style-name="ce4" table:formula="of:=EXP([.E3]^(2))" office:value-type="float" office:value="1.01005016708417" calcext:value-type="float">
            <text:p>1,010050167084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G3]*[.F3]*([.B$5]/3)" office:value-type="float" office:value="0.134673355611222" calcext:value-type="float">
            <text:p>0,1346733556112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mite Superi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B$5]+[.E3]" office:value-type="float" office:value="0.2" calcext:value-type="float">
            <text:p>0,2</text:p>
          </table:table-cell>
          <table:table-cell table:style-name="ce4" table:formula="of:=EXP([.E4]^(2))" office:value-type="float" office:value="1.04081077419239" calcext:value-type="float">
            <text:p>1,0408107741923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4]*[.F4]*([.B$5]/3)" office:value-type="float" office:value="0.0693873849461592" calcext:value-type="float">
            <text:p>0,06938738494615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eltaX</text:p>
          </table:table-cell>
          <table:table-cell table:formula="of:=([.B4]-[.B3])/[.B2]" office:value-type="float" office:value="0.1" calcext:value-type="float">
            <text:p>0,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B$5]+[.E4]" office:value-type="float" office:value="0.3" calcext:value-type="float">
            <text:p>0,3</text:p>
          </table:table-cell>
          <table:table-cell table:style-name="ce4" table:formula="of:=EXP([.E5]^(2))" office:value-type="float" office:value="1.09417428370521" calcext:value-type="float">
            <text:p>1,0941742837052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G5]*[.F5]*([.B$5]/3)" office:value-type="float" office:value="0.145889904494028" calcext:value-type="float">
            <text:p>0,14588990449402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table:formula="of:=[.B$5]+[.E5]" office:value-type="float" office:value="0.4" calcext:value-type="float">
            <text:p>0,4</text:p>
          </table:table-cell>
          <table:table-cell table:style-name="ce4" table:formula="of:=EXP([.E6]^(2))" office:value-type="float" office:value="1.17351087099181" calcext:value-type="float">
            <text:p>1,1735108709918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6]*[.F6]*([.B$5]/3)" office:value-type="float" office:value="0.0782340580661207" calcext:value-type="float">
            <text:p>0,07823405806612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table:formula="of:=[.B$5]+[.E6]" office:value-type="float" office:value="0.5" calcext:value-type="float">
            <text:p>0,5</text:p>
          </table:table-cell>
          <table:table-cell table:style-name="ce4" table:formula="of:=EXP([.E7]^(2))" office:value-type="float" office:value="1.28402541668774" calcext:value-type="float">
            <text:p>1,2840254166877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G7]*[.F7]*([.B$5]/3)" office:value-type="float" office:value="0.171203388891699" calcext:value-type="float">
            <text:p>0,17120338889169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table:formula="of:=[.B$5]+[.E7]" office:value-type="float" office:value="0.6" calcext:value-type="float">
            <text:p>0,6</text:p>
          </table:table-cell>
          <table:table-cell table:style-name="ce4" table:formula="of:=EXP([.E8]^(2))" office:value-type="float" office:value="1.43332941456034" calcext:value-type="float">
            <text:p>1,4333294145603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8]*[.F8]*([.B$5]/3)" office:value-type="float" office:value="0.0955552943040227" calcext:value-type="float">
            <text:p>0,09555529430402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style-name="ce4" table:formula="of:=[.B$5]+[.E8]" office:value-type="float" office:value="0.7" calcext:value-type="float">
            <text:p>0,7</text:p>
          </table:table-cell>
          <table:table-cell table:style-name="ce4" table:formula="of:=EXP([.E9]^(2))" office:value-type="float" office:value="1.63231621995538" calcext:value-type="float">
            <text:p>1,6323162199553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G9]*[.F9]*([.B$5]/3)" office:value-type="float" office:value="0.217642162660717" calcext:value-type="float">
            <text:p>0,21764216266071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style-name="ce4" table:formula="of:=[.B$5]+[.E9]" office:value-type="float" office:value="0.8" calcext:value-type="float">
            <text:p>0,8</text:p>
          </table:table-cell>
          <table:table-cell table:style-name="ce4" table:formula="of:=EXP([.E10]^(2))" office:value-type="float" office:value="1.89648087930495" calcext:value-type="float">
            <text:p>1,8964808793049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G10]*[.F10]*([.B$5]/3)" office:value-type="float" office:value="0.12643205862033" calcext:value-type="float">
            <text:p>0,126432058620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9" calcext:value-type="float">
            <text:p>9</text:p>
          </table:table-cell>
          <table:table-cell table:style-name="ce4" table:formula="of:=[.B$5]+[.E10]" office:value-type="float" office:value="0.9" calcext:value-type="float">
            <text:p>0,9</text:p>
          </table:table-cell>
          <table:table-cell table:style-name="ce4" table:formula="of:=EXP([.E11]^(2))" office:value-type="float" office:value="2.24790798667647" calcext:value-type="float">
            <text:p>2,2479079866764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G11]*[.F11]*([.B$5]/3)" office:value-type="float" office:value="0.299721064890196" calcext:value-type="float">
            <text:p>0,29972106489019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table:formula="of:=[.B$5]+[.E11]" office:value-type="float" office:value="1" calcext:value-type="float">
            <text:p>1</text:p>
          </table:table-cell>
          <table:table-cell table:style-name="ce4" table:formula="of:=EXP([.E12]^(2))" office:value-type="float" office:value="2.71828182845904" calcext:value-type="float">
            <text:p>2,7182818284590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G12]*[.F12]*([.B$5]/3)" office:value-type="float" office:value="0.0906093942819681" calcext:value-type="float">
            <text:p>0,09060939428196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Absoluto</text:p>
          </table:table-cell>
          <table:table-cell table:style-name="ce4" table:formula="of:=SUM([.H2:.H12])" office:value-type="float" office:value="1.4626814000998" calcext:value-type="float">
            <text:p>1,4626814000998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2T16:45:46.826189913</meta:creation-date>
    <dc:date>2020-06-22T17:47:39.779429844</dc:date>
    <meta:editing-duration>PT8M48S</meta:editing-duration>
    <meta:editing-cycles>1</meta:editing-cycles>
    <meta:document-statistic meta:table-count="1" meta:cell-count="71" meta:object-count="0"/>
    <meta:generator>LibreOffice/6.3.5.2$Linux_X86_64 LibreOffice_project/30$Build-2</meta:generator>
  </office:meta>
</office:document-meta>
</file>